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Appendable.append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Appendable.append( CharSequence csq , int start , int 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rrorAppendable.append( CharSequence cs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